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99pt"/>
    </style:style>
    <style:style style:name="co2" style:family="table-column">
      <style:table-column-properties fo:break-before="auto" style:column-width="162.11pt"/>
    </style:style>
    <style:style style:name="co3" style:family="table-column">
      <style:table-column-properties fo:break-before="auto" style:column-width="241.6pt"/>
    </style:style>
    <style:style style:name="co4" style:family="table-column">
      <style:table-column-properties fo:break-before="auto" style:column-width="147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0.19pt" fo:break-before="auto" style:use-optimal-row-height="true"/>
    </style:style>
    <style:style style:name="ro3" style:family="table-row">
      <style:table-row-properties style:row-height="91.45pt" fo:break-before="auto" style:use-optimal-row-height="true"/>
    </style:style>
    <style:style style:name="ro4" style:family="table-row">
      <style:table-row-properties style:row-height="125.21pt" fo:break-before="auto" style:use-optimal-row-height="true"/>
    </style:style>
    <style:style style:name="ro5" style:family="table-row">
      <style:table-row-properties style:row-height="181.45pt" fo:break-before="auto" style:use-optimal-row-height="true"/>
    </style:style>
    <style:style style:name="ro6" style:family="table-row">
      <style:table-row-properties style:row-height="57.71pt" fo:break-before="auto" style:use-optimal-row-height="true"/>
    </style:style>
    <style:style style:name="ro7" style:family="table-row">
      <style:table-row-properties style:row-height="68.94pt" fo:break-before="auto" style:use-optimal-row-height="true"/>
    </style:style>
    <style:style style:name="ro8" style:family="table-row">
      <style:table-row-properties style:row-height="541.45pt" fo:break-before="auto" style:use-optimal-row-height="true"/>
    </style:style>
    <style:style style:name="ro9" style:family="table-row">
      <style:table-row-properties style:row-height="361.45pt" fo:break-before="auto" style:use-optimal-row-height="true"/>
    </style:style>
    <style:style style:name="ro10" style:family="table-row">
      <style:table-row-properties style:row-height="338.94pt" fo:break-before="auto" style:use-optimal-row-height="true"/>
    </style:style>
    <style:style style:name="ro11" style:family="table-row">
      <style:table-row-properties style:row-height="192.7pt" fo:break-before="auto" style:use-optimal-row-height="true"/>
    </style:style>
    <style:style style:name="ro12" style:family="table-row">
      <style:table-row-properties style:row-height="282.7pt" fo:break-before="auto" style:use-optimal-row-height="true"/>
    </style:style>
    <style:style style:name="ro13" style:family="table-row">
      <style:table-row-properties style:row-height="293.95pt" fo:break-before="auto" style:use-optimal-row-height="true"/>
    </style:style>
    <style:style style:name="ro14" style:family="table-row">
      <style:table-row-properties style:row-height="13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00" fo:font-weight="bold" style:font-weight-asian="bold" style:font-weight-complex="bold"/>
    </style:style>
    <style:style style:name="ce2" style:family="table-cell" style:parent-style-name="Default">
      <style:text-properties fo:color="#99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00" style:font-name="Liberation Sans" fo:font-weight="bold" style:font-name-asian="Noto Sans CJK SC Regular" style:font-weight-asian="bold" style:font-name-complex="FreeSans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66"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uthoriz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igni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OST /api/sign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 body: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{</text:p>
            <text:p>  "user":{</text:p>
            <text:p>    "email": "a@a.com",</text:p>
            <text:p>    "password": "changeme"</text:p>
            <text:p>  }</text:p>
            <text:p>}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Regist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OST /api/sign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 body: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{</text:p>
            <text:p>  "user":{</text:p>
            <text:p>    "email": "a@a.com",</text:p>
            <text:p>    "password": "changeme",</text:p>
            <text:p>    "password_confirmation": "changme"</text:p>
            <text:p>  }</text:p>
            <text:p>}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Reset password</text:p>
          </table:table-cell>
          <table:table-cell office:value-type="string" calcext:value-type="string">
            <text:p>Action</text:p>
          </table:table-cell>
          <table:table-cell table:style-name="ce5" office:value-type="string" calcext:value-type="string">
            <text:p>PATCH /api/signu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 body: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{</text:p>
            <text:p>  "user":{</text:p>
            <text:p>    "password" : "changeme",</text:p>
            <text:p>    "password_new" : "newpassword",</text:p>
            <text:p>    "password_confirmation" : "newpassword"</text:p>
            <text:p>  }</text:p>
            <text:p>}</text:p>
          </table:table-cell>
          <table:table-cell/>
        </table:table-row>
        <table:table-row table:style-name="ro1">
          <table:table-cell office:value-type="string" calcext:value-type="string">
            <text:p>Profi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play user’s information</text:p>
          </table:table-cell>
          <table:table-cell office:value-type="string" calcext:value-type="string">
            <text:p>Action </text:p>
          </table:table-cell>
          <table:table-cell office:value-type="string" calcext:value-type="string">
            <text:p>GET /api/profile/:user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d fields: user's 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{</text:p>
            <text:p>  "user":{</text:p>
            <text:p>    "id" : 1,</text:p>
            <text:p>    "fullname" : "full name",</text:p>
            <text:p>    "username" : "user name",</text:p>
            <text:p>    "birthday" : "",</text:p>
            <text:p>    "avatar" : "url...",</text:p>
            <text:p>    "access" : false,</text:p>
            <text:p>    "email" : "a@a.com"</text:p>
            <text:p>  }</text:p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ate User’s informa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OST /api/profile/:user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 body: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{</text:p>
            <text:p>  "user":{</text:p>
            <text:p>    "id" : 1</text:p>
            <text:p>    "fullname" : "full name",</text:p>
            <text:p>    "username" : "user name",</text:p>
            <text:p>    "birthday" : "",</text:p>
            <text:p>    "avatar" : "url...",</text:p>
            <text:p>    "access" : false,</text:p>
            <text:p>    "email" : "a@a.com"</text:p>
            <text:p>  }</text:p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llow us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OST /api/profile/:user_id/follow</text:p>
          </table:table-cell>
        </table:table-row>
        <table:table-row table:style-name="ro1">
          <table:table-cell/>
          <table:table-cell office:value-type="string" calcext:value-type="string">
            <text:p>Unfollow Us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ELETE /api/profile/:user_id/follo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tego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st Category</text:p>
          </table:table-cell>
          <table:table-cell office:value-type="string" calcext:value-type="string">
            <text:p>Action </text:p>
          </table:table-cell>
          <table:table-cell office:value-type="string" calcext:value-type="string">
            <text:p>GET /api/catego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{</text:p>
            <text:p>  "categorys" : [</text:p>
            <text:p>    {</text:p>
            <text:p>      "id" : 1,</text:p>
            <text:p>      "title" : "title 1",</text:p>
            <text:p>    },</text:p>
            <text:p>    {</text:p>
            <text:p>      "id" : 2,</text:p>
            <text:p>      "title" : "title 1",</text:p>
            <text:p>      "img_title" : "url...",</text:p>
            <text:p>      "content" : ""</text:p>
            <text:p>    },</text:p>
            <text:p>    ...</text:p>
            <text:p>  ]</text:p>
            <text:p>}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Category detail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Get /api/category/:category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d fields: category’s 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{</text:p>
            <text:p>  "category" : [</text:p>
            <text:p>    {</text:p>
            <text:p>      "id" : 1,</text:p>
            <text:p>      "name" : "technical"</text:p>
            <text:p>    },</text:p>
            <text:p>    {</text:p>
            <text:p>      "id" : 2,</text:p>
            <text:p>      "name" : "sociation"</text:p>
            <text:p>    },</text:p>
            <text:p>    {</text:p>
            <text:p>      "id" : 3,</text:p>
            <text:p>      "name" : "sport"</text:p>
            <text:p>    }</text:p>
            <text:p>  ]</text:p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Category</text:p>
          </table:table-cell>
          <table:table-cell office:value-type="string" calcext:value-type="string">
            <text:p>Action </text:p>
          </table:table-cell>
          <table:table-cell office:value-type="string" calcext:value-type="string">
            <text:p>POST /api/articl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 body:</text:p>
          </table:table-cell>
          <table:table-cell/>
        </table:table-row>
        <table:table-row table:style-name="ro6">
          <table:table-cell table:number-columns-repeated="2"/>
          <table:table-cell table:style-name="ce5" office:value-type="string" calcext:value-type="string">
            <text:p><text:span text:style-name="T1">{</text:span></text:p>
            <text:p><text:span text:style-name="T1">  "category" : {</text:span></text:p>
            <text:p><text:span text:style-name="T1">      "name" : "changed category"</text:span></text:p>
            <text:p><text:span text:style-name="T1">  }</text:span></text:p>
            <text:p><text:span text:style-name="T1">}</text:span>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 calcext:value-type="string">
            <text:p>Update Category</text:p>
          </table:table-cell>
          <table:table-cell office:value-type="string" calcext:value-type="string">
            <text:p>Action </text:p>
          </table:table-cell>
          <table:table-cell office:value-type="string" calcext:value-type="string">
            <text:p>PUT /api/category/category_id</text:p>
          </table:table-cell>
        </table:table-row>
        <table:table-row table:style-name="ro1">
          <table:table-cell table:style-name="ce2"/>
          <table:table-cell/>
          <table:table-cell office:value-type="string" calcext:value-type="string">
            <text:p>Request body:</text:p>
          </table:table-cell>
          <table:table-cell/>
        </table:table-row>
        <table:table-row table:style-name="ro7">
          <table:table-cell table:style-name="ce2"/>
          <table:table-cell/>
          <table:table-cell office:value-type="string" calcext:value-type="string">
            <text:p>{</text:p>
            <text:p>  "category" : {</text:p>
            <text:p>    "id" : 1,</text:p>
            <text:p>    "name" : "changed category"</text:p>
            <text:p>  }</text:p>
            <text:p>}</text:p>
          </table:table-cell>
          <table:table-cell/>
        </table:table-row>
        <table:table-row table:style-name="ro1">
          <table:table-cell table:style-name="ce2"/>
          <table:table-cell table:number-columns-repeated="3"/>
        </table:table-row>
        <table:table-row table:style-name="ro1">
          <table:table-cell table:style-name="ce3" office:value-type="string" calcext:value-type="string">
            <text:p>User</text:p>
          </table:table-cell>
          <table:table-cell/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 value User</text:p>
          </table:table-cell>
          <table:table-cell office:value-type="string" calcext:value-type="string">
            <text:p>Reponse body:</text:p>
          </table:table-cell>
          <table:table-cell office:value-type="string" calcext:value-type="string">
            <text:p>GET /api/user/:user_id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{</text:p>
            <text:p>"user": {</text:p>
            <text:p>    "email": "thap.spdn@gmail.com",</text:p>
            <text:p>    "username": "ThapNguyen",</text:p>
            <text:p>    "image": "url/abc/...",</text:p>
            <text:p>  }</text:p>
            <text:p/>
            <text:p>}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rticle</text:p>
          </table:table-cell>
          <table:table-cell/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ticle detail</text:p>
          </table:table-cell>
          <table:table-cell office:value-type="string" calcext:value-type="string">
            <text:p>Reponse body:</text:p>
          </table:table-cell>
          <table:table-cell office:value-type="string" calcext:value-type="string">
            <text:p>GET /api/article/article_id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{</text:p>
            <text:p>  "category" : {</text:p>
            <text:p>    "id" : 1,</text:p>
            <text:p>    "title": "Getting start with Rspec",</text:p>
            <text:p>    "title_image" : "url",</text:p>
            <text:p>    "user_id" : 1,</text:p>
            <text:p>    "isLike" : true,</text:p>
            <text:p>    "isFollow" : true,</text:p>
            <text:p>    "createDay": "2017-05-01T03:22:56.637Z",</text:p>
            <text:p>    "updateDay": "2017-05-02T03:22:56.637Z",</text:p>
            <text:p>    "category" : {</text:p>
            <text:p>      "id" : 1,</text:p>
            <text:p>      "name" : "technical"</text:p>
            <text:p>    },</text:p>
            <text:p>    "tags" : [</text:p>
            <text:p>      {</text:p>
            <text:p>        "id" : 1,</text:p>
            <text:p>        "name" : "Ruby on rails"</text:p>
            <text:p>      },</text:p>
            <text:p>      {</text:p>
            <text:p>        "id" : 2,</text:p>
            <text:p>        "name" : "Rspec"</text:p>
            <text:p>      }</text:p>
            <text:p>    ]</text:p>
            <text:p>    "comments": [</text:p>
            <text:p>      {</text:p>
            <text:p>        "id" : 1,</text:p>
            <text:p>        "content" : "Very good!"</text:p>
            <text:p>        "user" : {</text:p>
            <text:p>          "id" : 1,</text:p>
            <text:p>          "username" : "abc",</text:p>
            <text:p>          "avatar": "url"</text:p>
            <text:p>        }</text:p>
            <text:p>      },</text:p>
            <text:p>      {</text:p>
            <text:p>        "id" : 2,</text:p>
            <text:p>        "content" : "This solution is good for me!"</text:p>
            <text:p>        "user" : {</text:p>
            <text:p>          "id" : 1,</text:p>
            <text:p>          "username" : "abc",</text:p>
            <text:p>          "avatar": "url"</text:p>
            <text:p>        }</text:p>
            <text:p>      }</text:p>
            <text:p>    ]</text:p>
            <text:p>  }</text:p>
            <text:p>}</text:p>
            <text:p/>
            <text:p/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st Articles</text:p>
          </table:table-cell>
          <table:table-cell office:value-type="string" calcext:value-type="string">
            <text:p>Reponse body:</text:p>
          </table:table-cell>
          <table:table-cell office:value-type="string" calcext:value-type="string">
            <text:p>Get /api/articl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{</text:p>
            <text:p>  "totals" : 10,</text:p>
            <text:p>  "limits" : 10,</text:p>
            <text:p>  "page_current" : 1,</text:p>
            <text:p>  "articles" : [</text:p>
            <text:p>    {</text:p>
            <text:p>      "id" : 1,</text:p>
            <text:p>      "title" : "title 1",</text:p>
            <text:p>      "content" : "",</text:p>
            <text:p>      "isLike" : true,</text:p>
            <text:p>      "isFollow" : true,</text:p>
            <text:p>      "user" : {</text:p>
            <text:p>        "id" : 1,</text:p>
            <text:p>        "username" : "username",</text:p>
            <text:p>        "avatar" : "url"</text:p>
            <text:p>      }</text:p>
            <text:p>    },</text:p>
            <text:p>    {</text:p>
            <text:p>      "id" : 1,</text:p>
            <text:p>      "title" : "title 1",</text:p>
            <text:p>      "content" : "",</text:p>
            <text:p>      "isLike" : true,</text:p>
            <text:p>      "isFollow" : true,</text:p>
            <text:p>      "user" : {</text:p>
            <text:p>        "id" : 1,</text:p>
            <text:p>        "username" : "username",</text:p>
            <text:p>        "avatar" : "url"</text:p>
            <text:p>      }</text:p>
            <text:p>    },</text:p>
            <text:p>    ...</text:p>
            <text:p>  ]</text:p>
            <text:p>}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rticle</text:p>
          </table:table-cell>
          <table:table-cell office:value-type="string" calcext:value-type="string">
            <text:p>Request body:</text:p>
          </table:table-cell>
          <table:table-cell office:value-type="string" calcext:value-type="string">
            <text:p>POST /api/article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/>
            <text:p>{</text:p>
            <text:p>   "articles": {</text:p>
            <text:p>      "title": "Test3",</text:p>
            <text:p>      "category_id":1,</text:p>
            <text:p>      "titleImg": ",</text:p>
            <text:p>      "contain": " Contain of Test3",</text:p>
            <text:p>       "tagList": ["tag1", "tag2"],</text:p>
            <text:p>      "createDay": "2017-05-01T03:22:56.637Z",</text:p>
            <text:p>      "updateDay": "2017-05-02T03:22:56.637Z",</text:p>
            <text:p>      "user": {</text:p>
            <text:p>        "id": 1,</text:p>
            <text:p>        "avatar": "url"</text:p>
            <text:p>      }</text:p>
            <text:p>      "category" : {</text:p>
            <text:p>        "id" : 1,</text:p>
            <text:p>        "name" : "technical"</text:p>
            <text:p>      }</text:p>
            <text:p>      "tags" : [</text:p>
            <text:p>        {</text:p>
            <text:p>          "id" : 1,</text:p>
            <text:p>          "name" : "Ruby on rails"</text:p>
            <text:p>        },</text:p>
            <text:p>        {</text:p>
            <text:p>          "id" : 2,</text:p>
            <text:p>          "name" : "Rspec"</text:p>
            <text:p>        }</text:p>
            <text:p>      ]</text:p>
            <text:p>    }</text:p>
            <text:p>}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ate Article</text:p>
          </table:table-cell>
          <table:table-cell office:value-type="string" calcext:value-type="string">
            <text:p>Request body:</text:p>
          </table:table-cell>
          <table:table-cell office:value-type="string" calcext:value-type="string">
            <text:p>PUT /api/articles</text:p>
          </table:table-cell>
        </table:table-row>
        <table:table-row table:style-name="ro11">
          <table:table-cell table:number-columns-repeated="2"/>
          <table:table-cell table:style-name="ce5" office:value-type="string" calcext:value-type="string">
            <text:p><text:span text:style-name="T1">{</text:span></text:p>
            <text:p><text:span text:style-name="T1">   "articles": {</text:span></text:p>
            <text:p><text:span text:style-name="T1">      "id" : 1,</text:span></text:p>
            <text:p><text:span text:style-name="T1">      "title": "Test3",</text:span></text:p>
            <text:p><text:span text:style-name="T1">      "category_id": 1,</text:span></text:p>
            <text:p><text:span text:style-name="T1">      "titleImg": "",</text:span></text:p>
            <text:p><text:span text:style-name="T1">      "contain": " Contain of Test3",</text:span></text:p>
            <text:p><text:span text:style-name="T1">       "tagList": ["tag1", "tag2"],</text:span></text:p>
            <text:p><text:span text:style-name="T1">      "createDay": "2017-05-01T03:22:56.637Z",</text:span></text:p>
            <text:p><text:span text:style-name="T1">      "updateDay": "2017-05-02T03:22:56.637Z",</text:span></text:p>
            <text:p><text:span text:style-name="T1">      "user": {</text:span></text:p>
            <text:p><text:span text:style-name="T1">        "id" : 1,</text:span></text:p>
            <text:p><text:span text:style-name="T1">        "userName": "Thap",</text:span></text:p>
            <text:p><text:span text:style-name="T1">        "avatar": ""</text:span></text:p>
            <text:p><text:span text:style-name="T1">      }</text:span></text:p>
            <text:p><text:span text:style-name="T1">      }</text:span></text:p>
            <text:p><text:span text:style-name="T1">}</text:span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elete Arti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DELETE /api/article/:article_i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ist Tag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GET/api/ta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{</text:p>
            <text:p>  "tags": [</text:p>
            <text:p>    {</text:p>
            <text:p>      "name" : "Ruby"</text:p>
            <text:p>      "category" : {</text:p>
            <text:p>        "id" : 1,</text:p>
            <text:p>        "name" : "Programing"</text:p>
            <text:p>      }</text:p>
            <text:p>    },</text:p>
            <text:p>    {</text:p>
            <text:p>      "name" : "Rails"</text:p>
            <text:p>      "category" : {</text:p>
            <text:p>        "id" : 1,</text:p>
            <text:p>        "name" : "Programing"</text:p>
            <text:p>      }</text:p>
            <text:p>    },</text:p>
            <text:p>    {</text:p>
            <text:p>      "name" : "C++"</text:p>
            <text:p>      "category" : {</text:p>
            <text:p>        "id" : 2,</text:p>
            <text:p>        "name" : "Programing"</text:p>
            <text:p>      }</text:p>
            <text:p>    }</text:p>
            <text:p>  ]</text:p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st Tags with category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GET /api/category/:id_category/tag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11">
          <table:table-cell table:number-columns-repeated="2"/>
          <table:table-cell office:value-type="string" calcext:value-type="string">
            <text:p>{</text:p>
            <text:p>  "tags": [</text:p>
            <text:p>    {</text:p>
            <text:p>      "id" : 1,</text:p>
            <text:p>      "name" : "Ruby"      </text:p>
            <text:p>    },</text:p>
            <text:p>    {</text:p>
            <text:p>      "id" : 2,</text:p>
            <text:p>      "name" : "Rails"      </text:p>
            <text:p>    },</text:p>
            <text:p>    {</text:p>
            <text:p>      "id" : 3,</text:p>
            <text:p>      "name" : "C++"      </text:p>
            <text:p>    }</text:p>
            <text:p>  ]</text:p>
            <text:p>}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Create new tag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UST /api/ta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 body: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{</text:p>
            <text:p>  "tags": {</text:p>
            <text:p>    "name" : "Ruby"</text:p>
            <text:p>  }</text:p>
            <text:p>}</text:p>
            <text:p/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tten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vorite Arti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OST /api/at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{</text:p>
            <text:p>  "attention" : {</text:p>
            <text:p>    "user_id" : 1,</text:p>
            <text:p>    "article_id" : 1,</text:p>
            <text:p>    "isLike" : "true",</text:p>
            <text:p>    "notification_like" : "true"</text:p>
            <text:p>  }</text:p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favorite Articles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OST /api/attention</text:p>
          </table:table-cell>
        </table:table-row>
        <table:table-row table:style-name="ro3">
          <table:table-cell table:number-columns-repeated="2"/>
          <table:table-cell table:style-name="ce5" office:value-type="string" calcext:value-type="string">
            <text:p><text:span text:style-name="T1">{</text:span></text:p>
            <text:p><text:span text:style-name="T1">  "attention" : {</text:span></text:p>
            <text:p><text:span text:style-name="T1">    "user_id" : 1,</text:span></text:p>
            <text:p><text:span text:style-name="T1">    "article_id" : 1,</text:span></text:p>
            <text:p><text:span text:style-name="T1">    "isLike" : "false",</text:span></text:p>
            <text:p><text:span text:style-name="T1">    "notification_like" : "false"</text:span></text:p>
            <text:p><text:span text:style-name="T1">  }</text:span></text:p>
            <text:p><text:span text:style-name="T1">}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llow Arti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OST /api/at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{</text:p>
            <text:p>  "attention" : {</text:p>
            <text:p>    "user_id" : 1,</text:p>
            <text:p>    "article_id" : 1,</text:p>
            <text:p>    "isFollow" : "true",</text:p>
            <text:p>    "notification_follow" : "true"</text:p>
            <text:p>  }</text:p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follow Arti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OST /api/attent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{</text:p>
            <text:p>  "attention" : {</text:p>
            <text:p>    "user_id" : 1,</text:p>
            <text:p>    "article_id" : 1,</text:p>
            <text:p>    "isFollow" : "false",</text:p>
            <text:p>    "notification_follow" : "false"</text:p>
            <text:p>  }</text:p>
            <text:p>}</text:p>
          </table:table-cell>
          <table:table-cell/>
        </table:table-row>
        <table:table-row table:style-name="ro1">
          <table:table-cell office:value-type="string" calcext:value-type="string">
            <text:p>Notific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ification follow arti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ATCH /api/at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 body: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{</text:p>
            <text:p>  "attention" : {</text:p>
            <text:p>    "user_id" : 1,</text:p>
            <text:p>    "article_id" : 1,</text:p>
            <text:p>    "notification_follow" : "false"</text:p>
            <text:p>  }</text:p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tification like articl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PATCH /api/atten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est body: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{</text:p>
            <text:p>  "attention" : {</text:p>
            <text:p>    "user_id" : 1,</text:p>
            <text:p>    "article_id" : 1,</text:p>
            <text:p>    "notification_like" : "false"</text:p>
            <text:p>  }</text:p>
            <text:p>}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et List Comment of use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Get /api/user/:user_id/com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13">
          <table:table-cell table:number-columns-repeated="2"/>
          <table:table-cell office:value-type="string" calcext:value-type="string">
            <text:p>{</text:p>
            <text:p>  "totals" : 10,</text:p>
            <text:p>  "limits" : 5,</text:p>
            <text:p>  "page_current" : 1,</text:p>
            <text:p>  "comments": [</text:p>
            <text:p>      {</text:p>
            <text:p>        "id" : 1,</text:p>
            <text:p>        "content" : "Very good!"</text:p>
            <text:p>        "user" : {</text:p>
            <text:p>          "id" : 1,</text:p>
            <text:p>          "username" : "abc",</text:p>
            <text:p>          "avatar": "url"</text:p>
            <text:p>        }</text:p>
            <text:p>      },</text:p>
            <text:p>      {</text:p>
            <text:p>        "id" : 2,</text:p>
            <text:p>        "content" : "This solution is good for me!"</text:p>
            <text:p>        "user" : {</text:p>
            <text:p>          "id" : 1,</text:p>
            <text:p>          "username" : "abc",</text:p>
            <text:p>          "avatar": "url"</text:p>
            <text:p>        }</text:p>
            <text:p>      }</text:p>
            <text:p>      ...</text:p>
            <text:p>  ]</text:p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 1 Comment of user</text:p>
          </table:table-cell>
          <table:table-cell office:value-type="string" calcext:value-type="string">
            <text:p>Action</text:p>
          </table:table-cell>
          <table:table-cell table:style-name="ce5" office:value-type="string" calcext:value-type="string">
            <text:p>Get /api/user/:user_id/comment/:comment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 { </text:p>
            <text:p>  "comment" : {</text:p>
            <text:p>    </text:p>
            <text:p>      "id" : 2,</text:p>
            <text:p>      "content" : "This solution is good for me!"</text:p>
            <text:p>      "user" : {</text:p>
            <text:p>        "id" : 1,</text:p>
            <text:p>        "username" : "abc",</text:p>
            <text:p>        "avatar": "url"</text:p>
            <text:p>      }</text:p>
            <text:p>    }</text:p>
            <text:p>  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ete 1 comment of user</text:p>
          </table:table-cell>
          <table:table-cell office:value-type="string" calcext:value-type="string">
            <text:p>Action</text:p>
          </table:table-cell>
          <table:table-cell table:style-name="ce5" office:value-type="string" calcext:value-type="string">
            <text:p>Delete /api/user/:user_id/comment/:comment_i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et List Comment 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Get /api/com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13">
          <table:table-cell table:number-columns-repeated="2"/>
          <table:table-cell table:style-name="ce5" office:value-type="string" calcext:value-type="string">
            <text:p><text:span text:style-name="T1">{</text:span></text:p>
            <text:p><text:span text:style-name="T1">  "totals" : 10,</text:span></text:p>
            <text:p><text:span text:style-name="T1">  "limits" : 5,</text:span></text:p>
            <text:p><text:span text:style-name="T1">  "page_current" : 1,</text:span></text:p>
            <text:p><text:span text:style-name="T1">  "comments": [</text:span></text:p>
            <text:p><text:span text:style-name="T1">      {</text:span></text:p>
            <text:p><text:span text:style-name="T1">        "id" : 1,</text:span></text:p>
            <text:p><text:span text:style-name="T1">        "content" : "Very good!"</text:span></text:p>
            <text:p><text:span text:style-name="T1">        "user" : {</text:span></text:p>
            <text:p><text:span text:style-name="T1">          "id" : 1,</text:span></text:p>
            <text:p><text:span text:style-name="T1">          "username" : "abc",</text:span></text:p>
            <text:p><text:span text:style-name="T1">          "avatar": "url"</text:span></text:p>
            <text:p><text:span text:style-name="T1">        }</text:span></text:p>
            <text:p><text:span text:style-name="T1">      },</text:span></text:p>
            <text:p><text:span text:style-name="T1">      {</text:span></text:p>
            <text:p><text:span text:style-name="T1">        "id" : 2,</text:span></text:p>
            <text:p><text:span text:style-name="T1">        "content" : "This solution is good for me!"</text:span></text:p>
            <text:p><text:span text:style-name="T1">        "user" : {</text:span></text:p>
            <text:p><text:span text:style-name="T1">          "id" : 1,</text:span></text:p>
            <text:p><text:span text:style-name="T1">          "username" : "abc",</text:span></text:p>
            <text:p><text:span text:style-name="T1">          "avatar": "url"</text:span></text:p>
            <text:p><text:span text:style-name="T1">        }</text:span></text:p>
            <text:p><text:span text:style-name="T1">      }</text:span></text:p>
            <text:p><text:span text:style-name="T1">      ...</text:span></text:p>
            <text:p><text:span text:style-name="T1">  ]</text:span></text:p>
            <text:p><text:span text:style-name="T1">}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1 Comment 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Get /api/comment/:comment_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onse body:</text:p>
          </table:table-cell>
          <table:table-cell/>
        </table:table-row>
        <table:table-row table:style-name="ro14">
          <table:table-cell table:number-columns-repeated="2"/>
          <table:table-cell office:value-type="string" calcext:value-type="string">
            <text:p> { </text:p>
            <text:p>  "comment" : {</text:p>
            <text:p>    </text:p>
            <text:p>      "id" : 2,</text:p>
            <text:p>      "content" : "This solution is good for me!"</text:p>
            <text:p>      "user" : {</text:p>
            <text:p>        "id" : 1,</text:p>
            <text:p>        "username" : "abc",</text:p>
            <text:p>        "avatar": "url"</text:p>
            <text:p>      }</text:p>
            <text:p>    }</text:p>
            <text:p>  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ete 1 commnet </text:p>
          </table:table-cell>
          <table:table-cell office:value-type="string" calcext:value-type="string">
            <text:p>Action</text:p>
          </table:table-cell>
          <table:table-cell table:style-name="ce5" office:value-type="string" calcext:value-type="string">
            <text:p>Get /api/comment/:comment_id</text:p>
          </table:table-cell>
        </table:table-row>
        <table:table-row table:style-name="ro1" table:number-rows-repeated="104847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1:07:34.820478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50:50.054669077</meta:creation-date>
    <dc:date>2017-05-10T13:42:33.197819571</dc:date>
    <meta:editing-duration>PT1H5M58S</meta:editing-duration>
    <meta:editing-cycles>16</meta:editing-cycles>
    <meta:generator>LibreOffice/5.1.6.2$Linux_X86_64 LibreOffice_project/10m0$Build-2</meta:generator>
    <meta:document-statistic meta:table-count="1" meta:cell-count="160" meta:object-count="0"/>
  </office:meta>
</office:document-meta>
</file>